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2.316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0.758cm"/>
    </style:style>
    <style:style style:name="co14" style:family="table-column">
      <style:table-column-properties fo:break-before="auto" style:column-width="1.092cm"/>
    </style:style>
    <style:style style:name="co15" style:family="table-column">
      <style:table-column-properties fo:break-before="auto" style:column-width="1.067cm"/>
    </style:style>
    <style:style style:name="co16" style:family="table-column">
      <style:table-column-properties fo:break-before="auto" style:column-width="1.321cm"/>
    </style:style>
    <style:style style:name="co24" style:family="table-column">
      <style:table-column-properties fo:break-before="auto" style:column-width="1.199cm"/>
    </style:style>
    <style:style style:name="co25" style:family="table-column">
      <style:table-column-properties fo:break-before="auto" style:column-width="1.625cm"/>
    </style:style>
    <style:style style:name="co26" style:family="table-column">
      <style:table-column-properties fo:break-before="auto" style:column-width="1.335cm"/>
    </style:style>
    <style:style style:name="co27" style:family="table-column">
      <style:table-column-properties fo:break-before="auto" style:column-width="1.806cm"/>
    </style:style>
    <style:style style:name="co28" style:family="table-column">
      <style:table-column-properties fo:break-before="auto" style:column-width="1.191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1.401cm"/>
    </style:style>
    <style:style style:name="co31" style:family="table-column">
      <style:table-column-properties fo:break-before="auto" style:column-width="1.54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3" style:family="table-cell" style:parent-style-name="Default" style:data-style-name="N111"/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4" style:family="table-cell" style:parent-style-name="Default" style:data-style-name="N111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2">
      <style:table-cell-properties style:rotation-angle="45"/>
    </style:style>
    <style:style style:name="ce13" style:family="table-cell" style:parent-style-name="Default" style:data-style-name="N112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4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4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4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0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ce9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4" table:default-cell-style-name="ce15"/>
        <table:table-column table:style-name="co3" table:default-cell-style-name="Default"/>
        <table:table-column table:style-name="co25" table:number-columns-repeated="2" table:default-cell-style-name="ce18"/>
        <table:table-column table:style-name="co26" table:default-cell-style-name="ce18"/>
        <table:table-column table:style-name="co27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4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4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4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4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4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4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4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4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4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4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4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4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4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4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4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4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4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4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4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4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4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4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4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4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4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4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4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4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4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4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4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4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4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4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4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4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4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4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4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4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4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4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4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4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4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4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4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4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4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4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4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4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4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4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4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4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4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4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4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4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4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4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4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4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4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4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4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4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4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4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4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4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4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4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4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4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4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4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4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4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4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4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4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4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4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4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4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4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4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4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4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4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4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4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4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4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4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4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4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4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4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4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4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4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4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4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4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4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4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4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4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4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4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4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4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4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4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4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4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4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4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4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4" office:value-type="date" office:date-value="2023-07-17" calcext:value-type="date">
            <text:p>lun. 17 juil.</text:p>
          </table:table-cell>
          <table:table-cell table:style-name="ce8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4" office:value-type="date" office:date-value="2023-07-18" calcext:value-type="date">
            <text:p>mar. 18 juil.</text:p>
          </table:table-cell>
          <table:table-cell table:style-name="ce8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4" office:value-type="date" office:date-value="2023-07-19" calcext:value-type="date">
            <text:p>mer. 19 juil.</text:p>
          </table:table-cell>
          <table:table-cell table:style-name="ce8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4" office:value-type="date" office:date-value="2023-07-20" calcext:value-type="date">
            <text:p>jeu. 20 juil.</text:p>
          </table:table-cell>
          <table:table-cell table:style-name="ce8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4" office:value-type="date" office:date-value="2023-07-21" calcext:value-type="date">
            <text:p>ven. 21 juil.</text:p>
          </table:table-cell>
          <table:table-cell table:style-name="ce8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4" office:value-type="date" office:date-value="2023-07-22" calcext:value-type="date">
            <text:p>sam. 22 juil.</text:p>
          </table:table-cell>
          <table:table-cell table:style-name="ce8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4" office:value-type="date" office:date-value="2023-07-23" calcext:value-type="date">
            <text:p>dim. 23 juil.</text:p>
          </table:table-cell>
          <table:table-cell table:style-name="ce8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4" office:value-type="date" office:date-value="2023-07-24" calcext:value-type="date">
            <text:p>lun. 24 juil.</text:p>
          </table:table-cell>
          <table:table-cell table:style-name="ce8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4" office:value-type="date" office:date-value="2023-07-25" calcext:value-type="date">
            <text:p>mar. 25 juil.</text:p>
          </table:table-cell>
          <table:table-cell table:style-name="ce8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4" office:value-type="date" office:date-value="2023-07-26" calcext:value-type="date">
            <text:p>mer. 26 juil.</text:p>
          </table:table-cell>
          <table:table-cell table:style-name="ce8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4" office:value-type="date" office:date-value="2023-07-27" calcext:value-type="date">
            <text:p>jeu. 27 juil.</text:p>
          </table:table-cell>
          <table:table-cell table:style-name="ce8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4" office:value-type="date" office:date-value="2023-07-28" calcext:value-type="date">
            <text:p>ven. 28 juil.</text:p>
          </table:table-cell>
          <table:table-cell table:style-name="ce8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4" office:value-type="date" office:date-value="2023-07-29" calcext:value-type="date">
            <text:p>sam. 29 juil.</text:p>
          </table:table-cell>
          <table:table-cell table:style-name="ce8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4" office:value-type="date" office:date-value="2023-07-30" calcext:value-type="date">
            <text:p>dim. 30 juil.</text:p>
          </table:table-cell>
          <table:table-cell table:style-name="ce8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7999999" calcext:value-type="currency">
            <text:p>$9 683,25</text:p>
          </table:table-cell>
          <table:table-cell table:style-name="ce41" table:formula="of:=[.A138]*budgetjour-[.O138]" office:value-type="currency" office:currency="USD" office:value="3468.75372000001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4" office:value-type="date" office:date-value="2023-07-31" calcext:value-type="date">
            <text:p>lun. 31 juil.</text:p>
          </table:table-cell>
          <table:table-cell table:style-name="ce8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7999999" calcext:value-type="currency">
            <text:p>$9 868,81</text:p>
          </table:table-cell>
          <table:table-cell table:style-name="ce41" table:formula="of:=[.A139]*budgetjour-[.O139]" office:value-type="currency" office:currency="USD" office:value="3379.19372000001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4" office:value-type="date" office:date-value="2023-08-01" calcext:value-type="date">
            <text:p>mar. 1 août</text:p>
          </table:table-cell>
          <table:table-cell table:style-name="ce8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4" office:value-type="date" office:date-value="2023-08-02" calcext:value-type="date">
            <text:p>mer. 2 août</text:p>
          </table:table-cell>
          <table:table-cell table:style-name="ce8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4" office:value-type="date" office:date-value="2023-08-03" calcext:value-type="date">
            <text:p>jeu. 3 août</text:p>
          </table:table-cell>
          <table:table-cell table:style-name="ce8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4" office:value-type="date" office:date-value="2023-08-04" calcext:value-type="date">
            <text:p>ven. 4 août</text:p>
          </table:table-cell>
          <table:table-cell table:style-name="ce8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4" office:value-type="date" office:date-value="2023-08-05" calcext:value-type="date">
            <text:p>sam. 5 août</text:p>
          </table:table-cell>
          <table:table-cell table:style-name="ce8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4" office:value-type="date" office:date-value="2023-08-06" calcext:value-type="date">
            <text:p>dim. 6 août</text:p>
          </table:table-cell>
          <table:table-cell table:style-name="ce8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4" office:value-type="date" office:date-value="2023-08-07" calcext:value-type="date">
            <text:p>lun. 7 août</text:p>
          </table:table-cell>
          <table:table-cell table:style-name="ce8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4" office:value-type="date" office:date-value="2023-08-08" calcext:value-type="date">
            <text:p>mar. 8 août</text:p>
          </table:table-cell>
          <table:table-cell table:style-name="ce8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4" office:value-type="date" office:date-value="2023-08-09" calcext:value-type="date">
            <text:p>mer. 9 août</text:p>
          </table:table-cell>
          <table:table-cell table:style-name="ce8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4" office:value-type="date" office:date-value="2023-08-10" calcext:value-type="date">
            <text:p>jeu. 10 août</text:p>
          </table:table-cell>
          <table:table-cell table:style-name="ce8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4" office:value-type="date" office:date-value="2023-08-11" calcext:value-type="date">
            <text:p>ven. 11 août</text:p>
          </table:table-cell>
          <table:table-cell table:style-name="ce8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4" office:value-type="date" office:date-value="2023-08-12" calcext:value-type="date">
            <text:p>sam. 12 août</text:p>
          </table:table-cell>
          <table:table-cell table:style-name="ce8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4" office:value-type="date" office:date-value="2023-08-13" calcext:value-type="date">
            <text:p>dim. 13 août</text:p>
          </table:table-cell>
          <table:table-cell table:style-name="ce8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4" office:value-type="date" office:date-value="2023-08-14" calcext:value-type="date">
            <text:p>lun. 14 août</text:p>
          </table:table-cell>
          <table:table-cell table:style-name="ce8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4" office:value-type="date" office:date-value="2023-08-15" calcext:value-type="date">
            <text:p>mar. 15 août</text:p>
          </table:table-cell>
          <table:table-cell table:style-name="ce8" table:formula="of:=[.D153]" office:value-type="string" office:string-value="Two Camel Creek Rest Area" calcext:value-type="string">
            <text:p>Two Camel Creek Rest Area</text:p>
          </table:table-cell>
          <table:table-cell table:number-columns-repeated="2"/>
          <table:table-cell table:style-name="ce13" table:formula="of:=[.F153]+[.E154]" office:value-type="float" office:value="7672" calcext:value-type="float">
            <text:p>7672</text:p>
          </table:table-cell>
          <table:table-cell/>
          <table:table-cell table:formula="of:=[.H153]+[.G154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10537.43628" calcext:value-type="currency">
            <text:p>$10 537,44</text:p>
          </table:table-cell>
          <table:table-cell table:style-name="ce41" table:formula="of:=[.A154]*budgetjour-[.O154]" office:value-type="currency" office:currency="USD" office:value="4150.56372" calcext:value-type="currency">
            <text:p>$4 150,56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4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7672" calcext:value-type="float">
            <text:p>7672</text:p>
          </table:table-cell>
          <table:table-cell/>
          <table:table-cell table:formula="of:=[.H154]+[.G155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37.43628" calcext:value-type="currency">
            <text:p>$10 537,44</text:p>
          </table:table-cell>
          <table:table-cell table:style-name="ce41" table:formula="of:=[.A155]*budgetjour-[.O155]" office:value-type="currency" office:currency="USD" office:value="4246.56372" calcext:value-type="currency">
            <text:p>$4 246,56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4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7672" calcext:value-type="float">
            <text:p>7672</text:p>
          </table:table-cell>
          <table:table-cell/>
          <table:table-cell table:formula="of:=[.H155]+[.G156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10537.43628" calcext:value-type="currency">
            <text:p>$10 537,44</text:p>
          </table:table-cell>
          <table:table-cell table:style-name="ce41" table:formula="of:=[.A156]*budgetjour-[.O156]" office:value-type="currency" office:currency="USD" office:value="4342.56372" calcext:value-type="currency">
            <text:p>$4 342,56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4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7672" calcext:value-type="float">
            <text:p>7672</text:p>
          </table:table-cell>
          <table:table-cell/>
          <table:table-cell table:formula="of:=[.H156]+[.G157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10537.43628" calcext:value-type="currency">
            <text:p>$10 537,44</text:p>
          </table:table-cell>
          <table:table-cell table:style-name="ce41" table:formula="of:=[.A157]*budgetjour-[.O157]" office:value-type="currency" office:currency="USD" office:value="4438.56372" calcext:value-type="currency">
            <text:p>$4 438,56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4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7672" calcext:value-type="float">
            <text:p>7672</text:p>
          </table:table-cell>
          <table:table-cell/>
          <table:table-cell table:formula="of:=[.H157]+[.G158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10537.43628" calcext:value-type="currency">
            <text:p>$10 537,44</text:p>
          </table:table-cell>
          <table:table-cell table:style-name="ce41" table:formula="of:=[.A158]*budgetjour-[.O158]" office:value-type="currency" office:currency="USD" office:value="4534.56372" calcext:value-type="currency">
            <text:p>$4 534,56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4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7672" calcext:value-type="float">
            <text:p>7672</text:p>
          </table:table-cell>
          <table:table-cell/>
          <table:table-cell table:formula="of:=[.H158]+[.G159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10537.43628" calcext:value-type="currency">
            <text:p>$10 537,44</text:p>
          </table:table-cell>
          <table:table-cell table:style-name="ce41" table:formula="of:=[.A159]*budgetjour-[.O159]" office:value-type="currency" office:currency="USD" office:value="4630.56372" calcext:value-type="currency">
            <text:p>$4 630,56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4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7672" calcext:value-type="float">
            <text:p>7672</text:p>
          </table:table-cell>
          <table:table-cell/>
          <table:table-cell table:formula="of:=[.H159]+[.G160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10537.43628" calcext:value-type="currency">
            <text:p>$10 537,44</text:p>
          </table:table-cell>
          <table:table-cell table:style-name="ce41" table:formula="of:=[.A160]*budgetjour-[.O160]" office:value-type="currency" office:currency="USD" office:value="4726.56372" calcext:value-type="currency">
            <text:p>$4 726,56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4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7672" calcext:value-type="float">
            <text:p>7672</text:p>
          </table:table-cell>
          <table:table-cell/>
          <table:table-cell table:formula="of:=[.H160]+[.G161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10537.43628" calcext:value-type="currency">
            <text:p>$10 537,44</text:p>
          </table:table-cell>
          <table:table-cell table:style-name="ce41" table:formula="of:=[.A161]*budgetjour-[.O161]" office:value-type="currency" office:currency="USD" office:value="4822.56372" calcext:value-type="currency">
            <text:p>$4 822,56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4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7672" calcext:value-type="float">
            <text:p>7672</text:p>
          </table:table-cell>
          <table:table-cell/>
          <table:table-cell table:formula="of:=[.H161]+[.G162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0537.43628" calcext:value-type="currency">
            <text:p>$10 537,44</text:p>
          </table:table-cell>
          <table:table-cell table:style-name="ce41" table:formula="of:=[.A162]*budgetjour-[.O162]" office:value-type="currency" office:currency="USD" office:value="4918.56372" calcext:value-type="currency">
            <text:p>$4 918,56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4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7672" calcext:value-type="float">
            <text:p>7672</text:p>
          </table:table-cell>
          <table:table-cell/>
          <table:table-cell table:formula="of:=[.H162]+[.G163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10537.43628" calcext:value-type="currency">
            <text:p>$10 537,44</text:p>
          </table:table-cell>
          <table:table-cell table:style-name="ce41" table:formula="of:=[.A163]*budgetjour-[.O163]" office:value-type="currency" office:currency="USD" office:value="5014.56372" calcext:value-type="currency">
            <text:p>$5 014,56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4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7672" calcext:value-type="float">
            <text:p>7672</text:p>
          </table:table-cell>
          <table:table-cell/>
          <table:table-cell table:formula="of:=[.H163]+[.G164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0537.43628" calcext:value-type="currency">
            <text:p>$10 537,44</text:p>
          </table:table-cell>
          <table:table-cell table:style-name="ce41" table:formula="of:=[.A164]*budgetjour-[.O164]" office:value-type="currency" office:currency="USD" office:value="5110.56372" calcext:value-type="currency">
            <text:p>$5 110,56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4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7672" calcext:value-type="float">
            <text:p>7672</text:p>
          </table:table-cell>
          <table:table-cell/>
          <table:table-cell table:formula="of:=[.H164]+[.G165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10537.43628" calcext:value-type="currency">
            <text:p>$10 537,44</text:p>
          </table:table-cell>
          <table:table-cell table:style-name="ce41" table:formula="of:=[.A165]*budgetjour-[.O165]" office:value-type="currency" office:currency="USD" office:value="5206.56372" calcext:value-type="currency">
            <text:p>$5 206,56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4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7672" calcext:value-type="float">
            <text:p>7672</text:p>
          </table:table-cell>
          <table:table-cell/>
          <table:table-cell table:formula="of:=[.H165]+[.G166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10537.43628" calcext:value-type="currency">
            <text:p>$10 537,44</text:p>
          </table:table-cell>
          <table:table-cell table:style-name="ce41" table:formula="of:=[.A166]*budgetjour-[.O166]" office:value-type="currency" office:currency="USD" office:value="5302.56372" calcext:value-type="currency">
            <text:p>$5 302,56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4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7672" calcext:value-type="float">
            <text:p>7672</text:p>
          </table:table-cell>
          <table:table-cell/>
          <table:table-cell table:formula="of:=[.H166]+[.G167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10537.43628" calcext:value-type="currency">
            <text:p>$10 537,44</text:p>
          </table:table-cell>
          <table:table-cell table:style-name="ce41" table:formula="of:=[.A167]*budgetjour-[.O167]" office:value-type="currency" office:currency="USD" office:value="5398.56372" calcext:value-type="currency">
            <text:p>$5 398,56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4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7672" calcext:value-type="float">
            <text:p>7672</text:p>
          </table:table-cell>
          <table:table-cell/>
          <table:table-cell table:formula="of:=[.H167]+[.G168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10537.43628" calcext:value-type="currency">
            <text:p>$10 537,44</text:p>
          </table:table-cell>
          <table:table-cell table:style-name="ce41" table:formula="of:=[.A168]*budgetjour-[.O168]" office:value-type="currency" office:currency="USD" office:value="5494.56372" calcext:value-type="currency">
            <text:p>$5 494,56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4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7672" calcext:value-type="float">
            <text:p>7672</text:p>
          </table:table-cell>
          <table:table-cell/>
          <table:table-cell table:formula="of:=[.H168]+[.G169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10537.43628" calcext:value-type="currency">
            <text:p>$10 537,44</text:p>
          </table:table-cell>
          <table:table-cell table:style-name="ce41" table:formula="of:=[.A169]*budgetjour-[.O169]" office:value-type="currency" office:currency="USD" office:value="5590.56372" calcext:value-type="currency">
            <text:p>$5 590,56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4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7672" calcext:value-type="float">
            <text:p>7672</text:p>
          </table:table-cell>
          <table:table-cell/>
          <table:table-cell table:formula="of:=[.H169]+[.G170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0537.43628" calcext:value-type="currency">
            <text:p>$10 537,44</text:p>
          </table:table-cell>
          <table:table-cell table:style-name="ce41" table:formula="of:=[.A170]*budgetjour-[.O170]" office:value-type="currency" office:currency="USD" office:value="5686.56372" calcext:value-type="currency">
            <text:p>$5 686,56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4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7672" calcext:value-type="float">
            <text:p>7672</text:p>
          </table:table-cell>
          <table:table-cell/>
          <table:table-cell table:formula="of:=[.H170]+[.G171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10537.43628" calcext:value-type="currency">
            <text:p>$10 537,44</text:p>
          </table:table-cell>
          <table:table-cell table:style-name="ce41" table:formula="of:=[.A171]*budgetjour-[.O171]" office:value-type="currency" office:currency="USD" office:value="5782.56372" calcext:value-type="currency">
            <text:p>$5 782,56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4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7672" calcext:value-type="float">
            <text:p>7672</text:p>
          </table:table-cell>
          <table:table-cell/>
          <table:table-cell table:formula="of:=[.H171]+[.G172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10537.43628" calcext:value-type="currency">
            <text:p>$10 537,44</text:p>
          </table:table-cell>
          <table:table-cell table:style-name="ce41" table:formula="of:=[.A172]*budgetjour-[.O172]" office:value-type="currency" office:currency="USD" office:value="5878.56372" calcext:value-type="currency">
            <text:p>$5 878,56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4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7672" calcext:value-type="float">
            <text:p>7672</text:p>
          </table:table-cell>
          <table:table-cell/>
          <table:table-cell table:formula="of:=[.H172]+[.G173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10537.43628" calcext:value-type="currency">
            <text:p>$10 537,44</text:p>
          </table:table-cell>
          <table:table-cell table:style-name="ce41" table:formula="of:=[.A173]*budgetjour-[.O173]" office:value-type="currency" office:currency="USD" office:value="5974.56372" calcext:value-type="currency">
            <text:p>$5 974,56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4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7672" calcext:value-type="float">
            <text:p>7672</text:p>
          </table:table-cell>
          <table:table-cell/>
          <table:table-cell table:formula="of:=[.H173]+[.G174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0537.43628" calcext:value-type="currency">
            <text:p>$10 537,44</text:p>
          </table:table-cell>
          <table:table-cell table:style-name="ce41" table:formula="of:=[.A174]*budgetjour-[.O174]" office:value-type="currency" office:currency="USD" office:value="6070.56372" calcext:value-type="currency">
            <text:p>$6 070,56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4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7672" calcext:value-type="float">
            <text:p>7672</text:p>
          </table:table-cell>
          <table:table-cell/>
          <table:table-cell table:formula="of:=[.H174]+[.G175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10537.43628" calcext:value-type="currency">
            <text:p>$10 537,44</text:p>
          </table:table-cell>
          <table:table-cell table:style-name="ce41" table:formula="of:=[.A175]*budgetjour-[.O175]" office:value-type="currency" office:currency="USD" office:value="6166.56372" calcext:value-type="currency">
            <text:p>$6 166,56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4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7672" calcext:value-type="float">
            <text:p>7672</text:p>
          </table:table-cell>
          <table:table-cell/>
          <table:table-cell table:formula="of:=[.H175]+[.G176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10537.43628" calcext:value-type="currency">
            <text:p>$10 537,44</text:p>
          </table:table-cell>
          <table:table-cell table:style-name="ce41" table:formula="of:=[.A176]*budgetjour-[.O176]" office:value-type="currency" office:currency="USD" office:value="6262.56372" calcext:value-type="currency">
            <text:p>$6 262,56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4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7672" calcext:value-type="float">
            <text:p>7672</text:p>
          </table:table-cell>
          <table:table-cell/>
          <table:table-cell table:formula="of:=[.H176]+[.G177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0537.43628" calcext:value-type="currency">
            <text:p>$10 537,44</text:p>
          </table:table-cell>
          <table:table-cell table:style-name="ce41" table:formula="of:=[.A177]*budgetjour-[.O177]" office:value-type="currency" office:currency="USD" office:value="6358.56372" calcext:value-type="currency">
            <text:p>$6 358,56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4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7672" calcext:value-type="float">
            <text:p>7672</text:p>
          </table:table-cell>
          <table:table-cell/>
          <table:table-cell table:formula="of:=[.H177]+[.G178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0537.43628" calcext:value-type="currency">
            <text:p>$10 537,44</text:p>
          </table:table-cell>
          <table:table-cell table:style-name="ce41" table:formula="of:=[.A178]*budgetjour-[.O178]" office:value-type="currency" office:currency="USD" office:value="6454.56372" calcext:value-type="currency">
            <text:p>$6 454,56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4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7672" calcext:value-type="float">
            <text:p>7672</text:p>
          </table:table-cell>
          <table:table-cell/>
          <table:table-cell table:formula="of:=[.H178]+[.G179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0537.43628" calcext:value-type="currency">
            <text:p>$10 537,44</text:p>
          </table:table-cell>
          <table:table-cell table:style-name="ce41" table:formula="of:=[.A179]*budgetjour-[.O179]" office:value-type="currency" office:currency="USD" office:value="6550.56372" calcext:value-type="currency">
            <text:p>$6 550,56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4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7672" calcext:value-type="float">
            <text:p>7672</text:p>
          </table:table-cell>
          <table:table-cell/>
          <table:table-cell table:formula="of:=[.H179]+[.G180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0537.43628" calcext:value-type="currency">
            <text:p>$10 537,44</text:p>
          </table:table-cell>
          <table:table-cell table:style-name="ce41" table:formula="of:=[.A180]*budgetjour-[.O180]" office:value-type="currency" office:currency="USD" office:value="6646.56372" calcext:value-type="currency">
            <text:p>$6 646,56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4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7672" calcext:value-type="float">
            <text:p>7672</text:p>
          </table:table-cell>
          <table:table-cell/>
          <table:table-cell table:formula="of:=[.H180]+[.G181]" office:value-type="float" office:value="37195" calcext:value-type="float">
            <text:p>37195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0537.43628" calcext:value-type="currency">
            <text:p>$10 537,44</text:p>
          </table:table-cell>
          <table:table-cell table:style-name="ce41" table:formula="of:=[.A181]*budgetjour-[.O181]" office:value-type="currency" office:currency="USD" office:value="6742.56372" calcext:value-type="currency">
            <text:p>$6 742,56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240.805847142857" calcext:value-type="currency">
            <text:p>$240,81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4"/>
        <table:table-column table:style-name="co3" table:default-cell-style-name="ce57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ce64"/>
        <table:table-column table:style-name="co30" table:number-columns-repeated="2" table:default-cell-style-name="ce64"/>
        <table:table-column table:style-name="co30" table:default-cell-style-name="Default"/>
        <table:table-column table:style-name="co31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64"/>
        <table:table-column table:style-name="co20" table:default-cell-style-name="ce64"/>
        <table:table-column table:style-name="co21" table:default-cell-style-name="ce64"/>
        <table:table-column table:style-name="co22" table:default-cell-style-name="ce64"/>
        <table:table-column table:style-name="co23" table:default-cell-style-name="ce64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4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4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4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4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65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4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4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4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4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4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4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4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2" number:min-decimal-places="2" number:min-integer-digits="0"/>
    </number:number-style>
    <number:number-style style:name="N107">
      <number:number number:decimal-places="0" number:min-decimal-places="0" number:min-integer-digits="2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08">
      <number:day-of-week/>
      <number:text> </number:text>
      <number:day/>
      <number:text> </number:text>
      <number:month number:style="long"/>
    </number:date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date-style style:name="N111">
      <number:day-of-week/>
      <number:text> </number:text>
      <number:day/>
      <number:text> </number:text>
      <number:month number:textual="true"/>
    </number:date-style>
    <number:number-style style:name="N112">
      <number:number number:decimal-places="0" number:min-decimal-places="0" number:min-integer-digits="0"/>
    </number:number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 style:data-style-name="N2" text:time-value="20:02:39.0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8-14T20:06:26.120000000</dc:date>
    <meta:editing-duration>P148DT4H47M41S</meta:editing-duration>
    <meta:editing-cycles>397</meta:editing-cycles>
    <meta:document-statistic meta:table-count="4" meta:cell-count="3132" meta:object-count="0"/>
  </office:meta>
</office:document-meta>
</file>